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400000190DD7A3E29.png" manifest:media-type="image/png"/>
  <manifest:file-entry manifest:full-path="Pictures/1000020100000459000000BB0F225669.png" manifest:media-type="image/png"/>
  <manifest:file-entry manifest:full-path="Pictures/1000020100000457000000ABDDD8AFD1.png" manifest:media-type="image/png"/>
  <manifest:file-entry manifest:full-path="Pictures/10000201000003460000018897809BAD.png" manifest:media-type="image/png"/>
  <manifest:file-entry manifest:full-path="Pictures/10000201000003C7000000D30304EF37.png" manifest:media-type="image/png"/>
  <manifest:file-entry manifest:full-path="Pictures/1000020100000290000000C8006C0090.png" manifest:media-type="image/png"/>
  <manifest:file-entry manifest:full-path="Pictures/100002010000045E000000A4678169A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s1" text:anchor-type="paragraph" svg:width="17cm" svg:height="2.492cm" draw:z-index="0"><draw:image xlink:href="Pictures/100002010000045E000000A4678169AC.png" xlink:type="simple" xlink:show="embed" xlink:actuate="onLoad"/></draw:frame></text:p>
      <text:p text:style-name="Standard"><draw:frame draw:style-name="fr1" draw:name="figuras2" text:anchor-type="paragraph" svg:width="17cm" svg:height="5.182cm" draw:z-index="1"><draw:image xlink:href="Pictures/1000020100000290000000C8006C0090.png" xlink:type="simple" xlink:show="embed" xlink:actuate="onLoad"/></draw:frame></text:p>
      <text:p text:style-name="Standard"><draw:frame draw:style-name="fr1" draw:name="figuras3" text:anchor-type="paragraph" svg:width="17cm" svg:height="3.708cm" draw:z-index="2"><draw:image xlink:href="Pictures/10000201000003C7000000D30304EF37.png" xlink:type="simple" xlink:show="embed" xlink:actuate="onLoad"/></draw:frame></text:p>
      <text:p text:style-name="Standard"><draw:frame draw:style-name="fr1" draw:name="figuras4" text:anchor-type="paragraph" svg:width="17cm" svg:height="7.952cm" draw:z-index="3"><draw:image xlink:href="Pictures/10000201000003460000018897809BAD.png" xlink:type="simple" xlink:show="embed" xlink:actuate="onLoad"/></draw:frame></text:p>
      <text:p text:style-name="Standard"><draw:frame draw:style-name="fr1" draw:name="figuras5" text:anchor-type="paragraph" svg:width="17cm" svg:height="2.616cm" draw:z-index="4"><draw:image xlink:href="Pictures/1000020100000457000000ABDDD8AFD1.png" xlink:type="simple" xlink:show="embed" xlink:actuate="onLoad"/></draw:frame></text:p>
      <text:p text:style-name="Standard"/>
      <text:p text:style-name="Standard"/>
      <text:p text:style-name="Standard"><draw:frame draw:style-name="fr1" draw:name="figuras6" text:anchor-type="paragraph" svg:width="17cm" svg:height="2.856cm" draw:z-index="5"><draw:image xlink:href="Pictures/1000020100000459000000BB0F225669.png" xlink:type="simple" xlink:show="embed" xlink:actuate="onLoad"/></draw:frame><text:soft-page-break/></text:p>
      <text:p text:style-name="Standard"><draw:frame draw:style-name="fr1" draw:name="Imagem1" text:anchor-type="paragraph" svg:width="17cm" svg:height="7.052cm" draw:z-index="6"><draw:image xlink:href="Pictures/10000201000003C400000190DD7A3E29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6:41:32.55</meta:creation-date>
    <dc:date>2018-04-05T12:49:16.848000000</dc:date>
    <meta:editing-duration>P0D</meta:editing-duration>
    <meta:editing-cycles>2</meta:editing-cycles>
    <meta:generator>LibreOffice/4.2.5.2$Windows_x86 LibreOffice_project/6ff819b65674ae6c83f3cbab9e4a4c2b292a7a94</meta:generator>
    <meta:document-statistic meta:table-count="0" meta:image-count="7" meta:object-count="0" meta:page-count="2" meta:paragraph-count="0" meta:word-count="0" meta:character-count="0" meta:non-whitespace-character-count="0"/>
  </office:meta>
</office:document-meta>
</file>